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ourier New" fo:font-size="12pt" style:font-size-asian="12pt" style:font-size-complex="12pt"/>
    </style:style>
    <style:style style:name="P4" style:family="paragraph" style:parent-style-name="Standard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T1" style:family="text">
      <style:text-properties fo:color="#000000" style:font-name="Courier New" fo:font-size="12pt" style:font-name-asian="Consolas" style:font-size-asian="12pt" style:font-name-complex="Consolas" style:font-size-complex="12pt"/>
    </style:style>
    <style:style style:name="T2" style:family="text">
      <style:text-properties fo:color="#000000" style:font-name-asian="Consolas" style:font-name-complex="Consolas"/>
    </style:style>
    <style:style style:name="T3" style:family="text"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T4" style:family="text">
      <style:text-properties fo:color="#0000ff" style:font-name="Courier New" fo:font-size="12pt" style:font-name-asian="Consolas" style:font-size-asian="12pt" style:font-name-complex="Consolas" style:font-size-complex="12pt"/>
    </style:style>
    <style:style style:name="T5" style:family="text">
      <style:text-properties fo:color="#0000ff" style:font-name-asian="Consolas" style:font-name-complex="Consolas"/>
    </style:style>
    <style:style style:name="T6" style:family="text">
      <style:text-properties fo:color="#808080" style:font-name-asian="Consolas" style:font-name-complex="Consolas"/>
    </style:style>
    <style:style style:name="T7" style:family="text">
      <style:text-properties fo:color="#a31515" style:font-name-asian="Consolas" style:font-name-complex="Consolas"/>
    </style:style>
    <style:style style:name="T8" style:family="text">
      <style:text-properties fo:color="#2b91af" style:font-name-asian="Consolas" style:font-name-complex="Consolas"/>
    </style:style>
    <style:style style:name="T9" style:family="text">
      <style:text-properties fo:color="#008080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#include</text:span><text:span text:style-name="T2"> </text:span><text:span text:style-name="T7">&lt;iostream&gt;</text:span><text:span text:style-name="T2"> </text:span></text:p>
      <text:p text:style-name="P2"><text:span text:style-name="T6">#include</text:span><text:span text:style-name="T2"> </text:span><text:span text:style-name="T7">"Caesar.h"</text:span><text:span text:style-name="T2"> </text:span></text:p>
      <text:p text:style-name="P2"><text:span text:style-name="T6">#include</text:span><text:span text:style-name="T2"> </text:span><text:span text:style-name="T7">&lt;stdexcept&gt;</text:span><text:span text:style-name="T2"> </text:span></text:p>
      <text:p text:style-name="P2"><text:span text:style-name="T6">#include</text:span><text:span text:style-name="T2"> </text:span><text:span text:style-name="T7">&lt;Windows.h&gt;</text:span><text:span text:style-name="T2"> </text:span></text:p>
      <text:p text:style-name="P2"><text:span text:style-name="T6">#include</text:span><text:span text:style-name="T2"> </text:span><text:span text:style-name="T7">&lt;ctype.h&gt;</text:span><text:span text:style-name="T2"> </text:span></text:p>
      <text:p text:style-name="P2"><text:span text:style-name="T6">#include</text:span><text:span text:style-name="T2"> </text:span><text:span text:style-name="T7">&lt;string&gt;</text:span><text:span text:style-name="T2"> </text:span></text:p>
      <text:p text:style-name="P2"><text:span text:style-name="T5">using</text:span><text:span text:style-name="T2"> </text:span><text:span text:style-name="T5">namespace</text:span><text:span text:style-name="T2"> std;</text:span></text:p>
      <text:p text:style-name="P2"><text:span text:style-name="T5">int</text:span><text:span text:style-name="T2"> main()</text:span></text:p>
      <text:p text:style-name="P4">{</text:p>
      <text:p text:style-name="P2"><text:span text:style-name="T2"><text:tab/>setlocale(0, </text:span><text:span text:style-name="T7">"rus"</text:span><text:span text:style-name="T2">);</text:span></text:p>
      <text:p text:style-name="P2"><text:span text:style-name="T2"><text:tab/></text:span><text:span text:style-name="T8">string</text:span><text:span text:style-name="T2"> j, input;</text:span></text:p>
      <text:p text:style-name="P2"><text:span text:style-name="T2"><text:tab/></text:span><text:span text:style-name="T5">unsigned</text:span><text:span text:style-name="T2"> </text:span><text:span text:style-name="T5">int</text:span><text:span text:style-name="T2"> k;</text:span></text:p>
      <text:p text:style-name="P2"><text:span text:style-name="T2"><text:tab/></text:span><text:span text:style-name="T5">int</text:span><text:span text:style-name="T2"> i = 0, l = 0, max = 26;</text:span></text:p>
      <text:p text:style-name="P2"><text:span text:style-name="T2"><text:tab/></text:span><text:span text:style-name="T5">char</text:span><text:span text:style-name="T2"> answer = </text:span><text:span text:style-name="T7">'1'</text:span><text:span text:style-name="T2">;</text:span></text:p>
      <text:p text:style-name="P2"><text:span text:style-name="T2"><text:tab/>cout </text:span><text:span text:style-name="T9">&lt;&lt;</text:span><text:span text:style-name="T2"> </text:span><text:span text:style-name="T7">"Введите ключ."</text:span><text:span text:style-name="T2"> </text:span><text:span text:style-name="T9">&lt;&lt;</text:span><text:span text:style-name="T2"> endl;</text:span></text:p>
      <text:p text:style-name="P2"><text:span text:style-name="T2"><text:tab/>cin </text:span><text:span text:style-name="T9">&gt;&gt;</text:span><text:span text:style-name="T2"> k;</text:span></text:p>
      <text:p text:style-name="P2"><text:span text:style-name="T2"><text:tab/></text:span><text:span text:style-name="T5">try</text:span></text:p>
      <text:p text:style-name="P4"><text:tab/>{</text:p>
      <text:p text:style-name="P2"><text:span text:style-name="T2"><text:tab/><text:tab/></text:span><text:span text:style-name="T5">if</text:span><text:span text:style-name="T2"> ((k &gt; max) | (k &lt;= 0))</text:span></text:p>
      <text:p text:style-name="P2"><text:span text:style-name="T2"><text:tab/><text:tab/><text:tab/></text:span><text:span text:style-name="T5">throw</text:span><text:span text:style-name="T2"> 1;</text:span></text:p>
      <text:p text:style-name="P2"><text:span text:style-name="T2"><text:tab/><text:tab/></text:span><text:span text:style-name="T5">while</text:span><text:span text:style-name="T2"> (answer != </text:span><text:span text:style-name="T7">'0'</text:span><text:span text:style-name="T2">)</text:span></text:p>
      <text:p text:style-name="P4"><text:tab/><text:tab/>{</text:p>
      <text:p text:style-name="P2"><text:span text:style-name="T2"><text:tab/><text:tab/><text:tab/>cout </text:span><text:span text:style-name="T9">&lt;&lt;</text:span><text:span text:style-name="T2"> </text:span><text:span text:style-name="T7">"Введите текст"</text:span><text:span text:style-name="T2"> </text:span><text:span text:style-name="T9">&lt;&lt;</text:span><text:span text:style-name="T2"> endl;</text:span></text:p>
      <text:p text:style-name="P4"><text:tab/><text:tab/><text:tab/>cin.ignore();</text:p>
      <text:p text:style-name="P4"><text:tab/><text:tab/><text:tab/>getline(cin, j);</text:p>
      <text:p text:style-name="P2"><text:span text:style-name="T2"><text:tab/><text:tab/><text:tab/>cout </text:span><text:span text:style-name="T9">&lt;&lt;</text:span><text:span text:style-name="T2"> </text:span><text:span text:style-name="T7">"Зашифровать или расшифровать текст?"</text:span><text:span text:style-name="T2"> </text:span><text:span text:style-name="T9">&lt;&lt;</text:span><text:span text:style-name="T2"> endl;</text:span></text:p>
      <text:p text:style-name="P3"><text:span text:style-name="T2"><text:tab/>cout </text:span><text:span text:style-name="T9">&lt;&lt;</text:span><text:span text:style-name="T2"> </text:span><text:span text:style-name="T7">"Зашифровать - 1. Расшифровать - 2. Выход - 0."</text:span><text:span text:style-name="T2"> </text:span><text:span text:style-name="T9">&lt;&lt;</text:span><text:span text:style-name="T2"> endl;</text:span></text:p>
      <text:p text:style-name="P2"><text:span text:style-name="T2"><text:tab/><text:tab/><text:tab/>cin </text:span><text:span text:style-name="T9">&gt;&gt;</text:span><text:span text:style-name="T2"> answer;</text:span></text:p>
      <text:p text:style-name="P2"><text:span text:style-name="T2"><text:tab/><text:tab/><text:tab/></text:span><text:span text:style-name="T5">if</text:span><text:span text:style-name="T2"> (answer == </text:span><text:span text:style-name="T7">'1'</text:span><text:span text:style-name="T2">)</text:span></text:p>
      <text:p text:style-name="P4"><text:tab/><text:tab/><text:tab/>{</text:p>
      <text:p text:style-name="P2"><text:span text:style-name="T2"><text:tab/><text:tab/><text:tab/><text:tab/></text:span><text:span text:style-name="T8">Encode</text:span><text:span text:style-name="T2"> x(k);</text:span></text:p>
      <text:p text:style-name="P2"><text:span text:style-name="T2"><text:tab/><text:tab/><text:tab/><text:tab/>input </text:span><text:span text:style-name="T9">=</text:span><text:span text:style-name="T2"> x.Encrypt(j);</text:span></text:p>
      <text:p text:style-name="P4"><text:tab/><text:tab/><text:tab/>}</text:p>
      <text:p text:style-name="P2"><text:span text:style-name="T2"><text:tab/><text:tab/><text:tab/></text:span><text:span text:style-name="T5">else</text:span><text:span text:style-name="T2"> </text:span><text:span text:style-name="T5">if</text:span><text:span text:style-name="T2"> (answer == </text:span><text:span text:style-name="T7">'2'</text:span><text:span text:style-name="T2">)</text:span></text:p>
      <text:p text:style-name="P4"><text:tab/><text:tab/><text:tab/>{</text:p>
      <text:p text:style-name="P2"><text:span text:style-name="T2"><text:tab/><text:tab/><text:tab/><text:tab/></text:span><text:span text:style-name="T8">Encode</text:span><text:span text:style-name="T2"> x(k);</text:span></text:p>
      <text:p text:style-name="P2"><text:span text:style-name="T2"><text:tab/><text:tab/><text:tab/><text:tab/>input </text:span><text:span text:style-name="T9">=</text:span><text:span text:style-name="T2"> x.Decrypt(j);</text:span></text:p>
      <text:p text:style-name="P4"><text:tab/><text:tab/><text:tab/>}</text:p>
      <text:p text:style-name="P2"><text:span text:style-name="T2"><text:tab/><text:tab/><text:tab/></text:span><text:span text:style-name="T5">else</text:span><text:span text:style-name="T2"> </text:span><text:span text:style-name="T5">if</text:span><text:span text:style-name="T2"> (answer == </text:span><text:span text:style-name="T7">'0'</text:span><text:span text:style-name="T2">)</text:span></text:p>
      <text:p text:style-name="P4"><text:tab/><text:tab/><text:tab/>{</text:p>
      <text:p text:style-name="P4"><text:tab/><text:tab/><text:tab/>}</text:p>
      <text:p text:style-name="P2"><text:span text:style-name="T2"><text:tab/><text:tab/><text:tab/></text:span><text:span text:style-name="T5">else</text:span></text:p>
      <text:p text:style-name="P2"><text:span text:style-name="T2"><text:tab/><text:tab/><text:tab/><text:tab/></text:span><text:span text:style-name="T5">throw</text:span><text:span text:style-name="T2"> 5;</text:span></text:p>
      <text:p text:style-name="P2"><text:span text:style-name="T2"><text:tab/><text:tab/><text:tab/></text:span><text:span text:style-name="T5">if</text:span><text:span text:style-name="T2"> (answer != </text:span><text:span text:style-name="T7">'0'</text:span><text:span text:style-name="T2">)</text:span></text:p>
      <text:p text:style-name="P2"><text:span text:style-name="T2"><text:tab/><text:tab/><text:tab/><text:tab/>cout </text:span><text:span text:style-name="T9">&lt;&lt;</text:span><text:span text:style-name="T2"> input </text:span><text:span text:style-name="T9">&lt;&lt;</text:span><text:span text:style-name="T2"> endl;</text:span></text:p>
      <text:p text:style-name="P4"><text:tab/><text:tab/>}</text:p>
      <text:p text:style-name="P4"><text:tab/>}</text:p>
      <text:p text:style-name="P2"><text:span text:style-name="T2"><text:tab/></text:span><text:span text:style-name="T5">catch</text:span><text:span text:style-name="T2"> (</text:span><text:span text:style-name="T5">int</text:span><text:span text:style-name="T2"> error)</text:span></text:p>
      <text:p text:style-name="P4"><text:tab/>{</text:p>
      <text:p text:style-name="P2"><text:span text:style-name="T2"><text:tab/><text:tab/></text:span><text:span text:style-name="T5">if</text:span><text:span text:style-name="T2"> (error == 1)</text:span></text:p>
      <text:p text:style-name="P4"><text:tab/><text:tab/>{</text:p>
      <text:p text:style-name="P2"><text:soft-page-break/><text:span text:style-name="T2"><text:tab/><text:tab/><text:tab/>cerr </text:span><text:span text:style-name="T9">&lt;&lt;</text:span><text:span text:style-name="T2"> </text:span><text:span text:style-name="T7">"Ошибка ввода ключа."</text:span><text:span text:style-name="T2"> </text:span><text:span text:style-name="T9">&lt;&lt;</text:span><text:span text:style-name="T2"> endl;</text:span></text:p>
      <text:p text:style-name="P2"><text:span text:style-name="T2"><text:tab/><text:tab/><text:tab/></text:span><text:span text:style-name="T5">return</text:span><text:span text:style-name="T2"> 1;</text:span></text:p>
      <text:p text:style-name="P4"><text:tab/><text:tab/>}</text:p>
      <text:p text:style-name="P2"><text:span text:style-name="T2"><text:tab/><text:tab/></text:span><text:span text:style-name="T5">else</text:span></text:p>
      <text:p text:style-name="P2"><text:span text:style-name="T2"><text:tab/><text:tab/><text:tab/></text:span><text:span text:style-name="T5">if</text:span><text:span text:style-name="T2"> (error == 2)</text:span></text:p>
      <text:p text:style-name="P4"><text:tab/><text:tab/><text:tab/>{</text:p>
      <text:p text:style-name="P2"><text:span text:style-name="T2"><text:tab/><text:tab/><text:tab/><text:tab/>cerr </text:span><text:span text:style-name="T9">&lt;&lt;</text:span><text:span text:style-name="T2"> </text:span><text:span text:style-name="T7">"Ошибка ввода текста. Не удается ввести числа."</text:span><text:span text:style-name="T2"> </text:span><text:span text:style-name="T9">&lt;&lt;</text:span><text:span text:style-name="T2"> endl;</text:span></text:p>
      <text:p text:style-name="P2"><text:span text:style-name="T2"><text:tab/><text:tab/><text:tab/><text:tab/></text:span><text:span text:style-name="T5">return</text:span><text:span text:style-name="T2"> 2;</text:span></text:p>
      <text:p text:style-name="P4"><text:tab/><text:tab/><text:tab/>}</text:p>
      <text:p text:style-name="P4"/>
      <text:p text:style-name="P2"><text:span text:style-name="T2"><text:tab/><text:tab/><text:tab/></text:span><text:span text:style-name="T5">else</text:span></text:p>
      <text:p text:style-name="P2"><text:span text:style-name="T2"><text:tab/><text:tab/><text:tab/><text:tab/></text:span><text:span text:style-name="T5">if</text:span><text:span text:style-name="T2"> (error == 3)</text:span></text:p>
      <text:p text:style-name="P4"><text:tab/><text:tab/><text:tab/><text:tab/>{</text:p>
      <text:p text:style-name="P2"><text:span text:style-name="T2"><text:tab/><text:tab/><text:tab/><text:tab/><text:tab/>cerr </text:span><text:span text:style-name="T9">&lt;&lt;</text:span><text:span text:style-name="T2"> </text:span><text:span text:style-name="T7">"Ошибка ввода текста. Нельзя вводить неанглийские символы."</text:span><text:span text:style-name="T2"> </text:span><text:span text:style-name="T9">&lt;&lt;</text:span><text:span text:style-name="T2"> endl;</text:span></text:p>
      <text:p text:style-name="P2"><text:span text:style-name="T2"><text:tab/><text:tab/><text:tab/><text:tab/><text:tab/></text:span><text:span text:style-name="T5">return</text:span><text:span text:style-name="T2"> 3;</text:span></text:p>
      <text:p text:style-name="P4"><text:tab/><text:tab/><text:tab/><text:tab/>}</text:p>
      <text:p text:style-name="P2"><text:span text:style-name="T2"><text:tab/><text:tab/><text:tab/><text:tab/></text:span><text:span text:style-name="T5">else</text:span></text:p>
      <text:p text:style-name="P2"><text:span text:style-name="T2"><text:tab/><text:tab/><text:tab/><text:tab/><text:tab/></text:span><text:span text:style-name="T5">if</text:span><text:span text:style-name="T2"> (error == 4)</text:span></text:p>
      <text:p text:style-name="P4"><text:tab/><text:tab/><text:tab/><text:tab/><text:tab/>{</text:p>
      <text:p text:style-name="P2"><text:span text:style-name="T2"><text:tab/><text:tab/><text:tab/><text:tab/><text:tab/><text:tab/>cerr </text:span><text:span text:style-name="T9">&lt;&lt;</text:span><text:span text:style-name="T2"> </text:span><text:span text:style-name="T7">"Ошибка ввода текста."</text:span><text:span text:style-name="T2"> </text:span><text:span text:style-name="T9">&lt;&lt;</text:span><text:span text:style-name="T2"> endl;</text:span></text:p>
      <text:p text:style-name="P2"><text:span text:style-name="T2"><text:tab/><text:tab/><text:tab/><text:tab/><text:tab/><text:tab/></text:span><text:span text:style-name="T5">return</text:span><text:span text:style-name="T2"> 4;</text:span></text:p>
      <text:p text:style-name="P4"><text:tab/><text:tab/><text:tab/><text:tab/><text:tab/>}</text:p>
      <text:p text:style-name="P2"><text:span text:style-name="T2"><text:tab/><text:tab/>{</text:span></text:p>
      <text:p text:style-name="P2"><text:span text:style-name="T2"><text:tab/>cerr </text:span><text:span text:style-name="T9">&lt;&lt;</text:span><text:span text:style-name="T2"> </text:span><text:span text:style-name="T7">"Ответ на вопрос неверный."</text:span><text:span text:style-name="T2"> </text:span><text:span text:style-name="T9">&lt;&lt;</text:span><text:span text:style-name="T2"> endl;</text:span></text:p>
      <text:p text:style-name="P2"><text:span text:style-name="T2"><text:tab/><text:tab/><text:tab/></text:span><text:span text:style-name="T5">return</text:span><text:span text:style-name="T2"> 5;</text:span></text:p>
      <text:p text:style-name="P4"><text:tab/><text:tab/>}</text:p>
      <text:p text:style-name="P4"><text:tab/>}</text:p>
      <text:p text:style-name="P1"><text:span text:style-name="T1"><text:tab/></text:span><text:span text:style-name="T4">return</text:span><text:span text:style-name="T1"> 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5$Win32 OpenOffice.org_project/415m1$Build-9789</meta:generator>
    <dc:date>2018-06-06T22:14:56.83</dc:date>
    <meta:document-statistic meta:table-count="0" meta:image-count="0" meta:object-count="0" meta:page-count="2" meta:paragraph-count="78" meta:word-count="233" meta:character-count="1338"/>
    <dc:creator>Арсений Кузнецов</dc:creator>
    <meta:user-defined meta:name="Info 1"/>
    <meta:user-defined meta:name="Info 2"/>
    <meta:user-defined meta:name="Info 3"/>
    <meta:user-defined meta:name="Info 4"/>
  </office:meta>
</office:document-meta>
</file>